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02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0.8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4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Als Spieler kann ich über das Startmenü eine Kurzbeschreibung der möglichen Spielmodi einsehen, sodass ich dort die Spielregeln nachschlag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regeln in vom Hauptmenü erreichbare Activity einfügen.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Als Spieler sehe ich während dem Schnapsen meine Anzahl der gewonnenen Spiele gegen den aktuellen Gegner, sodass ich ihn einschätz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wonnene Spiele gegen aktuellen Gegner anzeigen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Als Spieler kann ich meine Statistik anschauen (gewonnenen Spiele, Anzahl 20er(40er),...), sodass ich damit angeb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<text:s/>Statistiken wie gewonnene Spiele, angesagte 20er/40er, usw. speiche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tatistiken vom Hauptmenü aus zugänglich machen.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Dreispielerlogik implementieren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Als Spieler kann ich den Spielmodus 4er-Schnapsen nur mit genau dr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</text:p>
          </table:table-cell>
          <table:table-cell office:value-type="string" calcext:value-type="string">
            <text:p>Vierspielerlogik implementieren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Als Spieler bekomme ich als Gewinner einer Runde 3 Punkte falls mein Gegner keine Punkte hatte, 2 Punkte falls er 1-33 Punkte hatte und ansonsten 1 Punk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amtpunkte (Bummerl) anzeigen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Als Spieler gewinne ich beim 2er-Schnapsen das Spiel, sobald ich 7 Spielpunkte erreicht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des Spiels in Spielru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 bei sieben Gesamtpunkten (Bummerl) beenden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Als Spieler bekomme ich als Verlierer des Spiels vier Bummerln, falls ich schon 6-0 geführt habe, zwei Bummerln, falls ich 0-7 verloren habe und ansonsten ein Bummerl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Spielende erhaltene Bummerl anzeigen.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 und 4er-Schnapsen das Spiel zu Ende ist, sobald ein Spieler 24 Gesamtpunkte (Bummerl) erreicht ha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in Spielrunden beim 3er-Schnaps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fteilung in Spielrunden beim 4er-Schnapsen imple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3er-Schnapsen das Spiel beim Erreichen von 24 Gesamtpunkten (Bummerl) bee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Spiel beim Erreichen von 24 Gesamtpunkten (Bummerl) beenden.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 und 4er-Schnapsen die "Spiele" Schnapser, Land, Kontraschnapser, Bauernschnapser und Kontrabauernschnapser, gerufen werd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Rufen der "Spiele" ermöglich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Rufen der "Spiele" ermöglichen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 und 4er-Schnapsen jederzeit Farb- und Stichzwang gil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ausspielbare Karten anzeig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sspielbare Karten anzeigen.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ustauschen von Handkarten mit Stapelkarten ermöglichen.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 und 4er-Schnapsen ein geflecktes "Spiel" gegenflecken können, sodass in der jeweiligen Runde die vierfach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Gegenflecken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Gegenflecken ermöglichen.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 und 4er-Schnapsen das "Spiel" flecken können, sodass in der jeweiligen Runde die doppelt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Flecken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Gegenflecken ermöglichen.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 und 4er-Schnapsen, falls ich das gerufene "Spiel" gewinne, <text:s/>die dem "Spiel" zugeordneten Punkte erhalten, andernfalls erhalten die Gegner die Punkt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anzeigen, wenn ein "Spiel" gewonnen wird und Punkte aktualisier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anzeigen, wenn ein "Spiel" gewonnen wird und Punkte aktualisieren.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ndere zwei Spieler als Gegenspieler anzeigen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 und 4er-Schnapsen, dass beim "Spiel" Land der Ruf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beim Spiel "Land" den Rufer zuerst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beim Spiel "Land" den Rufer zuerst zum Zug kommen lassen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 und 4er-Schnapsen, dass bei jedem "Spiel" außer dem Land der erste Spiel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3er-Schnapsen bei jedem Spiel außer "Land" den ersten Spieler zuerst zum Zug kommen l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bei jedem Spiel außer "Land" den ersten Spieler zuerst zum Zug kommen lassen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 und 4er-Schnapsen, dass das höchstgerufene "Spiel" gespielt wird oder, falls kein "Spiel" gerufen wurde, ein normales "Spiel"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gespielte "Spiel" anzei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das gespielte "Spiel" anzeigen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 und 4er-Schnapsen, dass, nachdem alle Karten ausgeteilt wurden, jeder Spieler der Reihe nach ein "Spiel" ruf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nach dem Austeilen der Karten allen Spielern der Reihe nach das Rufen eines "Spiels"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nach dem Austeilen der Karten allen Spielern der Reihe nach das Rufen eines "Spiels" ermöglichen.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 und 4er-Schnapsen statt den Trumpf anzusagen auch die nächste Karte, die mir ausgeteilt wird, als Trumpf aufdecken können, sodass ich regelgemäß spielen <text:s/>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Aufdecken der nächsten Handkarte statt Ansagen des Trumpfs ermöglich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Vordergrundlogik: Beim 4er-Schnapsen das Aufdecken der nächsten Handkarte statt Ansagen des Trumpfs ermöglichen.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das Ansagen des Trumps ermöglichen.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3er-Schnapsen die beiseitegelegten Stapelkarten verdeckt anzeigen.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3er-Schnapsen ausgeteilte Karten anzeigen.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Als Spieler möchte ich, dass beim 4er-Schnapsen nach dem Austeilen der ersten drei Handkarten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Ansagen des Trumps ermöglichen.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Als Spieler möchte ich beim 4er-Schnapsen zu Beginn des Spiels 5 Karten ausgeteilt bekomm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sgeteilte Karten anzeigen.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Als Spieler möchte ich beim 4er-Schnapsen ein Team mit dem mir gegenübersitzenden Spieler bilden und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Spielerteams anzeigen und kennzeichnen.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Als Spieler möchte ich beim 4er-Schnapsen zusätzlich zu den "Spielen" vom 3er-Schnapsen auch die "Spiele" "Farbenjodler" und "Herrenjodler" ruf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ch das Rufen von "Farbenjodler" und "Herrenjodler" ermöglichen.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Spielfeld 2er-Schnap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Ic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cons in die App einbi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<text:s/>2er-Schnapsen-Spielfeld in die App einbind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Überprüfen ob genug Spieler dem Spiel beigetreten sind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ls Spieler kann ich einem Spiel beitreten, sodass ich einen Schnapser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Noch nicht laufende Spiele von Spielern in Reichweite erkenn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In der Lobby noch nicht laufende Spiele von Spielern in Reichweite anzeig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: Spielbeitritt implementier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 In der Lobby einen Button zum Spielbeitritt erstellen</text:p>
          </table:table-cell>
          <table:table-cell/>
        </table:table-row>
      </table:table>
      <table:table table:name="US 3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ls Spieler kann ich über das Startmenü eine Kurzbeschreibung der möglichen Spielmodi einsehen, sodass ich dort die Spielregeln nachschlag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pielregeln in vom Hauptmenü erreichbare Activity einfü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pielregeln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eine Kurzbeschreibung des Spieln und der einzelnen Spielmodi (2er/3er/4er-Schnapsen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Spielregel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regel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regeln werden angezeig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Darstellung der Spielregel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regel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regeln werden angezeigt</text:p>
          </table:table-cell>
          <table:table-cell table:number-columns-repeated="8"/>
        </table:table-row>
      </table:table>
      <table:table table:name="US3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ls Spieler sehe ich während dem Schnapsen meine Anzahl der gewonnenen Spiele gegen den aktuellen Gegner, sodass ich ihn einschätz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wonnene Spiele gegen aktuellen Gegner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die Anzahl der gewonnenen Spiele se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die Anzahl der gewonnenen Spiele angezeigt werden?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1 und der Gegn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ährend dem Schnapsen am Spiel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er müssen am selben Tisch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soll ein Sieg für Spieler1 angezeigt werden und 0 für den Gegner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40Pkt Gegner 71Pkt, Gegner 1 Spielpunk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Anzahl der gewonnenen Spiele gegen den aktuellen Gegner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s wurde bereits ein Spiel gegen den Gegner gewonn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40Pkt Gegner 71Pkt, Gegner 1 Spielpunkt</text:p>
          </table:table-cell>
          <table:table-cell table:number-columns-repeated="8"/>
        </table:table-row>
      </table:table>
      <table:table table:name="US3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ls Spieler kann ich meine Statistik anschauen (Spielsiege gesamt, Verlorene Spiele gesamt, Bummerl gesamt), sodass ich damit angeb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<text:s/>Statistiken wie gewonnene Spiele, angesagte 20er/40er, usw. speicher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Statistiken vom Hauptmenü aus zugänglich ma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tatistik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Wer kann die Statistik anschau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kann Statistik anschaun durchgeführ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(Spielsiege gesamt, Verlorene Spiele gesamt, Bummerl gesam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Durch das klicken auf Statistik <text:s/>im Menü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Spiel muss gestarte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Statistik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muss sich im Menü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Statisti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Statistik des Spielers wird angezeigt.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Statistik angezeig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uss ein Spiel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pieler muss sich im Menü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Klicken auf Statistik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Statistik des Spielers wird angezeigt.</text:p>
          </table:table-cell>
          <table:table-cell table:number-columns-repeated="8"/>
        </table:table-row>
      </table:table>
      <table:table table:name="US6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ls Spieler kann ich den Spielmodus 4er-Schnapsen nur mit genau drei anderen Spielern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:</text:p>
          </table:table-cell>
          <table:table-cell office:value-type="string" calcext:value-type="string">
            <text:p>Vier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piel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pie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nn ist 2er-Schnapsen spielen komplett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4er-Schnapsen spiel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verhindern, dass 4er-Schnapsen nicht gespielt werd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4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sich 4 Spieler in der Lobby befinden und das Spiel gestartet wir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sich die beiden Spieler am Tisch befinden und die Karten ausgetei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müssen 3 Spieler beitre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Zu wenig Spieler</text:p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genau 4 Spieler in der Lobby befi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Wlan-Verbindung muss vorhanden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4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üssen insgesamt 4 Spieler im Wlan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ird ein Trumpf angezeig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r Spieler hat seine Kart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ist am Zug, es kann regelmäßig gespielt werd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2.6.15 – 4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Tablet lenovo (Android 4.1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4er-Schnapsen gespielt werden kann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müssen insgesamt 4 Spieler im Wlan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müssen sich in der Lobby befind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Spielersteller startet das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/3/4 treten dem Spiel bei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wird gestartet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r Spieler hat seine Startkarten</text:p>
          </table:table-cell>
          <table:table-cell table:number-columns-repeated="8"/>
        </table:table-row>
      </table:table>
      <table:table table:name="US11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Als Spieler bekomme ich als Gewinner einer Runde 3 Punkte falls mein Gegner keine Punkte hatte, 2 Punkte falls er 1-33 Punkte hatte und ansonsten 1 Punk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samtpunkte (Bummerl) anzeig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Runde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Punkte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Punkte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Ein Spielverlauf, bis keine Karten mehr im Talon sind oder ein Spieler 66 Punkte erreicht 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Es gibt 3Punkte, 2Punkte, 1 Pun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3Punkte: Falls der Gegner keine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2Punkte: Falls der Gegner 1-33 Punkte erreicht ha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1Punkt: Falls der Gegner &gt;33 Punkte erreicht hat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Runde muss gespielt sein bevor ein Spieler Punkte bekomm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Punkte gezäh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e Runde wurde gespielt Spieler1 66Punkte Spieler 2 2 Punk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1 gewinnt und er bekommt für die Runde 2 Punkte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Punkte gezäh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e Runde wurde gespielt Spieler1 56Punkte KI <text:s text:c="2"/>70Punkt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I gewinnt und erhält 1 Spielerpunkt</text:p>
          </table:table-cell>
          <table:table-cell table:number-columns-repeated="8"/>
        </table:table-row>
      </table:table>
      <table:table table:name="xUS11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ls Spieler bekomme ich als Verlierer des Spiels vier Bummerln, falls ich schon 6-0 geführt habe, zwei Bummerln, falls ich 0-7 verloren habe und ansonsten ein Bummerl, sodass ich regelgemäß spielen kann.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Spielende erhaltene Bummerl anzei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Bummerln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pekte gelten für Bummerl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4 Bummerln, 2 Bummerln, 1 Bummer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4 Bummerln, wenn Spieler 6-0 geführt hat, 2 Bummerln, falls Spieler 0-7 verloren hat, ansonsten 1 Bummer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sich ein Gegner mit im Spiel befin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ummerln gezäh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e Runde wurde abgeschloss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lierer bekommt Bummerln, abhängig von seinen Punkten</text:p>
          </table:table-cell>
          <table:table-cell table:number-columns-repeated="8"/>
        </table:table-row>
      </table:table>
      <table:table table:name="US20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ls Spieler möchte ich, dass beim 4er-Schnapsen nach dem Austeilen der ersten drei Handkarten der erste Spieler den Trumpf ansag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das Ansagen des Trumps ermögli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den trumpf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äufig soll trumpfansagen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den Trumpf nicht ansagen kan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erste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, die ersten 3 Karten jedem Spieler ausgeteilt wurde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 pro Run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besteht keine Möglichkeit denTrumpf anzusagen, den nur der 1 Spieler darf ansagen.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1 Spieler den Trumpf ansag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3 Karten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1 sagt Trumpf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Trumpf angesagte Trumpf erscheint bei jedem Spieler.</text:p>
          </table:table-cell>
          <table:table-cell table:number-columns-repeated="8"/>
        </table:table-row>
      </table:table>
      <table:table table:name="US20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Als Spieler möchte ich beim 4er-Schnapsen zu Beginn des Spiels 5 Karten ausgeteilt bekomm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sgeteilte Karten anzei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soll austei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kann austeilen genau dru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geprüft werden, ob austeilen durchgeführt wurde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Zum Beginn der Run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enn jeder Spieler 5 Karten besitzt und der Talon leer ist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besteht keine Möglichkeit denTrumpf anzusagen, den nur der 1 Spieler darf ansag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richtig ausgeteil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3 Karten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1 sagt Trumpf a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(Jeder Spieler bekommt weitere zwei Karten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5 Handkarten</text:p>
          </table:table-cell>
          <table:table-cell table:number-columns-repeated="8"/>
        </table:table-row>
      </table:table>
      <table:table table:name="US20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Als Spieler möchte ich beim 4er-Schnapsen ein Team mit dem mir gegenübersitzenden Spieler bilden und gegen die anderen beiden Spieler spiel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Beim 4er-Schnapsen Spielerteams anzeigen und kennzeichn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Team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nde Askpete gelten für Team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2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as Team besteht aus 2 Spieler die gegenüber sitz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Team gebile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sind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gegenübersitzenden Spieler bilden ein zweier Team</text:p>
          </table:table-cell>
          <table:table-cell table:number-columns-repeated="8"/>
        </table:table-row>
      </table:table>
      <table:table table:name="US6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ls Spieler möchte ich beim 4er-Schnapsen zusätzlich zu den "Spielen" vom 3er-Schnapsen auch die "Spiele" "Farbenjodler" und "Herrenjodler" ruf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<text:s/>Beim 4er-Schnapsen auch das Rufen von "Farbenjodler" und "Herrenjodler" ermögli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„Farbenjodler“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Aspekte gelten für „Farbenjodler“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„Herrenjodler“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.1</text:p>
          </table:table-cell>
          <table:table-cell office:value-type="string" calcext:value-type="string">
            <text:p>Welche Aspekte gelten für „Herrenjodler“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Alle 5 Karten einer Farb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Trumpf gilt nicht, man bekommt gleich 18 Punkte, kann nicht gespielt we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Alle 5 Karten der Trumpf-Farb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.1</text:p>
          </table:table-cell>
          <table:table-cell office:value-type="string" calcext:value-type="string">
            <text:p>Spieler erhält 25 Punkte, kann nicht gespielt werd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4 Spieler am Tis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„Farbenjodler“ oder „Herrenjodler“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4 Spieler sind am Tisch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besitzt 5 Karten der gleichen Farb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sagt „Farbenjodler“ a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 „Farbenjodler“ ist für jedem Spieler angesag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0.00.0000</text:date>, <text:time style:data-style-name="N2" text:time-value="23:30:31.723905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2T23:35:21.784007836</dc:date>
    <meta:editing-duration>PT16H11M44S</meta:editing-duration>
    <meta:editing-cycles>107</meta:editing-cycles>
    <meta:generator>LibreOffice/4.2.7.2$Linux_X86_64 LibreOffice_project/420m0$Build-2</meta:generator>
    <meta:document-statistic meta:table-count="11" meta:cell-count="585" meta:object-count="0"/>
  </office:meta>
</office:document-meta>
</file>